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1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159.51pt"/>
    </style:style>
    <style:style style:name="co5" style:family="table-column">
      <style:table-column-properties fo:break-before="auto" style:column-width="50.66pt"/>
    </style:style>
    <style:style style:name="co6" style:family="table-column">
      <style:table-column-properties fo:break-before="auto" style:column-width="151.94pt"/>
    </style:style>
    <style:style style:name="co7" style:family="table-column">
      <style:table-column-properties fo:break-before="auto" style:column-width="62.56pt"/>
    </style:style>
    <style:style style:name="co8" style:family="table-column">
      <style:table-column-properties fo:break-before="auto" style:column-width="29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</office:automatic-styles>
  <office:body>
    <office:spreadsheet>
      <table:table table:name="match_Service#_6sLv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nameC</text:p>
          </table:table-cell>
          <table:table-cell office:value-type="string" calcext:value-type="string">
            <text:p>FnameC</text:p>
          </table:table-cell>
          <table:table-cell office:value-type="string" calcext:value-type="string">
            <text:p>LnameS</text:p>
          </table:table-cell>
          <table:table-cell office:value-type="string" calcext:value-type="string">
            <text:p>FnameS</text:p>
          </table:table-cell>
          <table:table-cell office:value-type="string" calcext:value-type="string">
            <text:p>Regiment</text:p>
          </table:table-cell>
          <table:table-cell office:value-type="string" calcext:value-type="string">
            <text:p>RankCasualtie</text:p>
          </table:table-cell>
          <table:table-cell office:value-type="string" calcext:value-type="string">
            <text:p>RankSoldier</text:p>
          </table:table-cell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BACKHURST</text:p>
          </table:table-cell>
          <table:table-cell office:value-type="string" calcext:value-type="string">
            <text:p>FREDERICK JOHN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DUNCAN GEORGE HEDLEY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ALLEN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TLET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ASHLEE</text:p>
          </table:table-cell>
          <table:table-cell office:value-type="string" calcext:value-type="string">
            <text:p>ALLAN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TTEN</text:p>
          </table:table-cell>
          <table:table-cell office:value-type="string" calcext:value-type="string">
            <text:p>JOSEPH RICHARD</text:p>
          </table:table-cell>
          <table:table-cell office:value-type="string" calcext:value-type="string">
            <text:p>FUDGE</text:p>
          </table:table-cell>
          <table:table-cell office:value-type="string" calcext:value-type="string">
            <text:p>ROBERT CHARLES</text:p>
          </table:table-cell>
          <table:table-cell office:value-type="float" office:value="8323" calcext:value-type="float">
            <text:p>83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T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JAMES LEIGHTON</text:p>
          </table:table-cell>
          <table:table-cell office:value-type="float" office:value="23021" calcext:value-type="float">
            <text:p>230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TTI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EDGAR PRESTON</text:p>
          </table:table-cell>
          <table:table-cell office:value-type="float" office:value="6780" calcext:value-type="float">
            <text:p>67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GG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LATTER</text:p>
          </table:table-cell>
          <table:table-cell office:value-type="string" calcext:value-type="string">
            <text:p>ALBERT JAMES</text:p>
          </table:table-cell>
          <table:table-cell office:value-type="float" office:value="9157" calcext:value-type="float">
            <text:p>91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PLUMTON</text:p>
          </table:table-cell>
          <table:table-cell office:value-type="string" calcext:value-type="string">
            <text:p>FLOYD LEONARD</text:p>
          </table:table-cell>
          <table:table-cell office:value-type="float" office:value="5827" calcext:value-type="float">
            <text:p>5827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NT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HENRY</text:p>
          </table:table-cell>
          <table:table-cell office:value-type="float" office:value="6649" calcext:value-type="float">
            <text:p>6649</text:p>
          </table:table-cell>
          <table:table-cell office:value-type="string" calcext:value-type="string">
            <text:p>Company Serjeant Maj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RD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FRED G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JOHN</text:p>
          </table:table-cell>
          <table:table-cell office:value-type="float" office:value="6880" calcext:value-type="float">
            <text:p>6880</text:p>
          </table:table-cell>
          <table:table-cell office:value-type="string" calcext:value-type="string">
            <text:p>Riflem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TON</text:p>
          </table:table-cell>
          <table:table-cell office:value-type="string" calcext:value-type="string">
            <text:p>JAMES WILLIAM</text:p>
          </table:table-cell>
          <table:table-cell office:value-type="string" calcext:value-type="string">
            <text:p>JEFFERIES</text:p>
          </table:table-cell>
          <table:table-cell office:value-type="string" calcext:value-type="string">
            <text:p>CHARLES WALTON</text:p>
          </table:table-cell>
          <table:table-cell office:value-type="float" office:value="7599" calcext:value-type="float">
            <text:p>759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TTOMLEY</text:p>
          </table:table-cell>
          <table:table-cell office:value-type="string" calcext:value-type="string">
            <text:p>JOHN WOOD</text:p>
          </table:table-cell>
          <table:table-cell office:value-type="string" calcext:value-type="string">
            <text:p>HIGHAM</text:p>
          </table:table-cell>
          <table:table-cell office:value-type="string" calcext:value-type="string">
            <text:p>JOHN WILLIAM</text:p>
          </table:table-cell>
          <table:table-cell office:value-type="float" office:value="13387" calcext:value-type="float">
            <text:p>13387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GEORGE WILLIAM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FRED MCMAHON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AC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HEARMAN</text:p>
          </table:table-cell>
          <table:table-cell office:value-type="string" calcext:value-type="string">
            <text:p>FRED WILLIAM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DDY</text:p>
          </table:table-cell>
          <table:table-cell office:value-type="string" calcext:value-type="string">
            <text:p>ROBERT J</text:p>
          </table:table-cell>
          <table:table-cell office:value-type="string" calcext:value-type="string">
            <text:p>CHARLTON</text:p>
          </table:table-cell>
          <table:table-cell office:value-type="string" calcext:value-type="string">
            <text:p>WILFRED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DE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ROBERT HILTON</text:p>
          </table:table-cell>
          <table:table-cell office:value-type="float" office:value="6547" calcext:value-type="float">
            <text:p>65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ERBERT CHRISTIE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CHARLES KENNETH</text:p>
          </table:table-cell>
          <table:table-cell office:value-type="float" office:value="6717" calcext:value-type="float">
            <text:p>671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GEORGE JAMES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OULET</text:p>
          </table:table-cell>
          <table:table-cell office:value-type="string" calcext:value-type="string">
            <text:p>ALBERT</text:p>
          </table:table-cell>
          <table:table-cell office:value-type="float" office:value="17008" calcext:value-type="float">
            <text:p>17008</text:p>
          </table:table-cell>
          <table:table-cell office:value-type="string" calcext:value-type="string">
            <text:p>Warrant Victualling Offic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MIGH</text:p>
          </table:table-cell>
          <table:table-cell office:value-type="string" calcext:value-type="string">
            <text:p>GEORGE</text:p>
          </table:table-cell>
          <table:table-cell office:value-type="float" office:value="25827" calcext:value-type="float">
            <text:p>258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RRINGE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LLIAM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ARTHUR WILLIAM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A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LDOW</text:p>
          </table:table-cell>
          <table:table-cell office:value-type="string" calcext:value-type="string">
            <text:p>FREDERICK JOHN</text:p>
          </table:table-cell>
          <table:table-cell office:value-type="float" office:value="9305" calcext:value-type="float">
            <text:p>9305</text:p>
          </table:table-cell>
          <table:table-cell office:value-type="string" calcext:value-type="string">
            <text:p>Serj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HOMAS H K</text:p>
          </table:table-cell>
          <table:table-cell office:value-type="float" office:value="13517" calcext:value-type="float">
            <text:p>135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LL</text:p>
          </table:table-cell>
          <table:table-cell office:value-type="string" calcext:value-type="string">
            <text:p>JAMES ALLISON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EORGE GORDON</text:p>
          </table:table-cell>
          <table:table-cell office:value-type="float" office:value="111081" calcext:value-type="float">
            <text:p>111081</text:p>
          </table:table-cell>
          <table:table-cell office:value-type="string" calcext:value-type="string">
            <text:p>Lance Serj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K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ORDON RENNIE</text:p>
          </table:table-cell>
          <table:table-cell office:value-type="float" office:value="410751" calcext:value-type="float">
            <text:p>4107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LER-PAR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GINGRAS</text:p>
          </table:table-cell>
          <table:table-cell office:value-type="string" calcext:value-type="string">
            <text:p>VICTOR</text:p>
          </table:table-cell>
          <table:table-cell office:value-type="float" office:value="61647" calcext:value-type="float">
            <text:p>6164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WILLIAM HERBERT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WILLIAM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RETT</text:p>
          </table:table-cell>
          <table:table-cell office:value-type="string" calcext:value-type="string">
            <text:p>FREDERICK ERNEST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HERBERT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RETT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JARRETT</text:p>
          </table:table-cell>
          <table:table-cell office:value-type="string" calcext:value-type="string">
            <text:p>GEORGE</text:p>
          </table:table-cell>
          <table:table-cell office:value-type="float" office:value="7989" calcext:value-type="float">
            <text:p>798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CLIFFORD B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VAN</text:p>
          </table:table-cell>
          <table:table-cell office:value-type="string" calcext:value-type="string">
            <text:p>ALFRED WILLIAM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HERBERT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WILSON</text:p>
          </table:table-cell>
          <table:table-cell office:value-type="string" calcext:value-type="string">
            <text:p>WILLIAM</text:p>
          </table:table-cell>
          <table:table-cell office:value-type="float" office:value="108434" calcext:value-type="float">
            <text:p>108434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YDO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ANIEL</text:p>
          </table:table-cell>
          <table:table-cell office:value-type="float" office:value="12014" calcext:value-type="float">
            <text:p>120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O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DUNCAN GILLANDERS</text:p>
          </table:table-cell>
          <table:table-cell office:value-type="float" office:value="15641" calcext:value-type="float">
            <text:p>156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JAMES MARR</text:p>
          </table:table-cell>
          <table:table-cell office:value-type="string" calcext:value-type="string">
            <text:p>LAING</text:p>
          </table:table-cell>
          <table:table-cell office:value-type="string" calcext:value-type="string">
            <text:p>ROBERT</text:p>
          </table:table-cell>
          <table:table-cell office:value-type="float" office:value="24089" calcext:value-type="float">
            <text:p>2408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ARLEY</text:p>
          </table:table-cell>
          <table:table-cell office:value-type="string" calcext:value-type="string">
            <text:p>ALFRED HERBERT</text:p>
          </table:table-cell>
          <table:table-cell office:value-type="string" calcext:value-type="string">
            <text:p>FITZPATRICK</text:p>
          </table:table-cell>
          <table:table-cell office:value-type="string" calcext:value-type="string">
            <text:p>CHARLES EDWAR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PLE</text:p>
          </table:table-cell>
          <table:table-cell office:value-type="string" calcext:value-type="string">
            <text:p>WILLIAM HENRY J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OMORS</text:p>
          </table:table-cell>
          <table:table-cell office:value-type="string" calcext:value-type="string">
            <text:p>JOHN</text:p>
          </table:table-cell>
          <table:table-cell office:value-type="float" office:value="415134" calcext:value-type="float">
            <text:p>4151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TES</text:p>
          </table:table-cell>
          <table:table-cell office:value-type="string" calcext:value-type="string">
            <text:p>ALBERT ARTHUR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HARRY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SSETT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RANCHET</text:p>
          </table:table-cell>
          <table:table-cell office:value-type="string" calcext:value-type="string">
            <text:p>EUGEN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ISVERT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LEON</text:p>
          </table:table-cell>
          <table:table-cell office:value-type="float" office:value="145211" calcext:value-type="float">
            <text:p>1452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WER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TISSEMAN</text:p>
          </table:table-cell>
          <table:table-cell office:value-type="string" calcext:value-type="string">
            <text:p>JOSEPH ALBERT</text:p>
          </table:table-cell>
          <table:table-cell office:value-type="float" office:value="28682" calcext:value-type="float">
            <text:p>286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CHARLES RICHARD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DELL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EDWARD JOHN</text:p>
          </table:table-cell>
          <table:table-cell office:value-type="float" office:value="408059" calcext:value-type="float">
            <text:p>408059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ERNAC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REGINALD SELBY</text:p>
          </table:table-cell>
          <table:table-cell office:value-type="float" office:value="911808" calcext:value-type="float">
            <text:p>9118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JOHN VICTOR</text:p>
          </table:table-cell>
          <table:table-cell office:value-type="string" calcext:value-type="string">
            <text:p>VANFLEET</text:p>
          </table:table-cell>
          <table:table-cell office:value-type="string" calcext:value-type="string">
            <text:p>HENRY JAMES</text:p>
          </table:table-cell>
          <table:table-cell office:value-type="float" office:value="11627" calcext:value-type="float">
            <text:p>116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LESLIE ARTHUR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ROBERT ALFRED</text:p>
          </table:table-cell>
          <table:table-cell office:value-type="float" office:value="622233" calcext:value-type="float">
            <text:p>6222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OTHBY</text:p>
          </table:table-cell>
          <table:table-cell office:value-type="string" calcext:value-type="string">
            <text:p>HAROLD CAMPBELL</text:p>
          </table:table-cell>
          <table:table-cell office:value-type="string" calcext:value-type="string">
            <text:p>HARBORD</text:p>
          </table:table-cell>
          <table:table-cell office:value-type="string" calcext:value-type="string">
            <text:p>JOSEPH</text:p>
          </table:table-cell>
          <table:table-cell office:value-type="float" office:value="11247" calcext:value-type="float">
            <text:p>11247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JOHN STANLEY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HERBERT L</text:p>
          </table:table-cell>
          <table:table-cell office:value-type="float" office:value="5961" calcext:value-type="float">
            <text:p>59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RUZE</text:p>
          </table:table-cell>
          <table:table-cell office:value-type="string" calcext:value-type="string">
            <text:p>JEAN KILGOR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ROUGH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EGGLESTON</text:p>
          </table:table-cell>
          <table:table-cell office:value-type="string" calcext:value-type="string">
            <text:p>ARTHUR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Petty Officer Stok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BAGULEY</text:p>
          </table:table-cell>
          <table:table-cell office:value-type="string" calcext:value-type="string">
            <text:p>JOSEPH PLANT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JOSEPH PLANT</text:p>
          </table:table-cell>
          <table:table-cell office:value-type="float" office:value="75887" calcext:value-type="float">
            <text:p>758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TES</text:p>
          </table:table-cell>
          <table:table-cell office:value-type="string" calcext:value-type="string">
            <text:p>HOWARD JOHN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ALDWIN GORDON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FREDERIC WILLIAM</text:p>
          </table:table-cell>
          <table:table-cell office:value-type="string" calcext:value-type="string">
            <text:p>GOLDIE</text:p>
          </table:table-cell>
          <table:table-cell office:value-type="string" calcext:value-type="string">
            <text:p>ROBERT</text:p>
          </table:table-cell>
          <table:table-cell office:value-type="float" office:value="115052" calcext:value-type="float">
            <text:p>1150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AD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EESEWRIGHT</text:p>
          </table:table-cell>
          <table:table-cell office:value-type="string" calcext:value-type="string">
            <text:p>ALFRED</text:p>
          </table:table-cell>
          <table:table-cell office:value-type="float" office:value="8537" calcext:value-type="float">
            <text:p>8537</text:p>
          </table:table-cell>
          <table:table-cell office:value-type="string" calcext:value-type="string">
            <text:p>Serj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ANSOM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JOHN BARTLET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NETT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TERRISS</text:p>
          </table:table-cell>
          <table:table-cell office:value-type="string" calcext:value-type="string">
            <text:p>THOMAS GILES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GELDERT</text:p>
          </table:table-cell>
          <table:table-cell office:value-type="string" calcext:value-type="string">
            <text:p>FRANK CLAUDE</text:p>
          </table:table-cell>
          <table:table-cell office:value-type="float" office:value="715617" calcext:value-type="float">
            <text:p>7156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UER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GEORGE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ADAIR</text:p>
          </table:table-cell>
          <table:table-cell office:value-type="string" calcext:value-type="string">
            <text:p>WILLIAM G</text:p>
          </table:table-cell>
          <table:table-cell office:value-type="float" office:value="654308" calcext:value-type="float">
            <text:p>6543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G</text:p>
          </table:table-cell>
          <table:table-cell office:value-type="string" calcext:value-type="string">
            <text:p>DUGALD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HECTOR</text:p>
          </table:table-cell>
          <table:table-cell office:value-type="float" office:value="51057" calcext:value-type="float">
            <text:p>51057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EX DUNC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LEXANDER WILSON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LAING</text:p>
          </table:table-cell>
          <table:table-cell office:value-type="string" calcext:value-type="string">
            <text:p>ROBERT</text:p>
          </table:table-cell>
          <table:table-cell office:value-type="float" office:value="24089" calcext:value-type="float">
            <text:p>240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N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DLAM</text:p>
          </table:table-cell>
          <table:table-cell office:value-type="string" calcext:value-type="string">
            <text:p>HORACE A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RODNEY O</text:p>
          </table:table-cell>
          <table:table-cell office:value-type="string" calcext:value-type="string">
            <text:p>INGLIS</text:p>
          </table:table-cell>
          <table:table-cell office:value-type="string" calcext:value-type="string">
            <text:p>JAMES</text:p>
          </table:table-cell>
          <table:table-cell office:value-type="float" office:value="17017" calcext:value-type="float">
            <text:p>17017</text:p>
          </table:table-cell>
          <table:table-cell office:value-type="string" calcext:value-type="string">
            <text:p>Carpent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TON</text:p>
          </table:table-cell>
          <table:table-cell office:value-type="string" calcext:value-type="string">
            <text:p>WILLIAM MORRIS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WILLIAM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SH</text:p>
          </table:table-cell>
          <table:table-cell office:value-type="string" calcext:value-type="string">
            <text:p>PERCIVAL EDWARD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WILLIAM JAMES</text:p>
          </table:table-cell>
          <table:table-cell office:value-type="float" office:value="11356" calcext:value-type="float">
            <text:p>113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STEED</text:p>
          </table:table-cell>
          <table:table-cell office:value-type="string" calcext:value-type="string">
            <text:p>EDWIN BATSFORD</text:p>
          </table:table-cell>
          <table:table-cell office:value-type="string" calcext:value-type="string">
            <text:p>PALLOT</text:p>
          </table:table-cell>
          <table:table-cell office:value-type="string" calcext:value-type="string">
            <text:p>CHARLES SPENCER</text:p>
          </table:table-cell>
          <table:table-cell office:value-type="float" office:value="645504" calcext:value-type="float">
            <text:p>6455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RANDOLPH FREDERICK</text:p>
          </table:table-cell>
          <table:table-cell office:value-type="string" calcext:value-type="string">
            <text:p>CAREY</text:p>
          </table:table-cell>
          <table:table-cell office:value-type="string" calcext:value-type="string">
            <text:p>PATRICK JOSEPH</text:p>
          </table:table-cell>
          <table:table-cell office:value-type="float" office:value="267159" calcext:value-type="float">
            <text:p>2671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COM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SHEPHARD</text:p>
          </table:table-cell>
          <table:table-cell office:value-type="string" calcext:value-type="string">
            <text:p>HENRY THOMAS</text:p>
          </table:table-cell>
          <table:table-cell office:value-type="float" office:value="11019" calcext:value-type="float">
            <text:p>110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LE</text:p>
          </table:table-cell>
          <table:table-cell office:value-type="string" calcext:value-type="string">
            <text:p>ARTHUR GEORGE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WILLIAM JOHN</text:p>
          </table:table-cell>
          <table:table-cell office:value-type="float" office:value="285375" calcext:value-type="float">
            <text:p>2853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ILLIAM THOMAS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N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MBRAY</text:p>
          </table:table-cell>
          <table:table-cell office:value-type="string" calcext:value-type="string">
            <text:p>FRANK ARTHUR</text:p>
          </table:table-cell>
          <table:table-cell office:value-type="float" office:value="141169" calcext:value-type="float">
            <text:p>1411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TEY</text:p>
          </table:table-cell>
          <table:table-cell office:value-type="string" calcext:value-type="string">
            <text:p>HENRY ERIC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CARTER H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EBY</text:p>
          </table:table-cell>
          <table:table-cell office:value-type="string" calcext:value-type="string">
            <text:p>PERCY</text:p>
          </table:table-cell>
          <table:table-cell office:value-type="string" calcext:value-type="string">
            <text:p>GARNISH</text:p>
          </table:table-cell>
          <table:table-cell office:value-type="string" calcext:value-type="string">
            <text:p>P E</text:p>
          </table:table-cell>
          <table:table-cell office:value-type="float" office:value="43117" calcext:value-type="float">
            <text:p>431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FORD</text:p>
          </table:table-cell>
          <table:table-cell office:value-type="string" calcext:value-type="string">
            <text:p>HOWARD EUGEN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WILFRED CHARLES</text:p>
          </table:table-cell>
          <table:table-cell office:value-type="float" office:value="150460" calcext:value-type="float">
            <text:p>150460</text:p>
          </table:table-cell>
          <table:table-cell office:value-type="string" calcext:value-type="string">
            <text:p>Air Mechanic 1st Clas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RRETT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JAMES</text:p>
          </table:table-cell>
          <table:table-cell office:value-type="float" office:value="41359" calcext:value-type="float">
            <text:p>413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YD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JAMES S</text:p>
          </table:table-cell>
          <table:table-cell office:value-type="float" office:value="25705" calcext:value-type="float">
            <text:p>25705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WER</text:p>
          </table:table-cell>
          <table:table-cell office:value-type="string" calcext:value-type="string">
            <text:p>HORACE ABBOTT</text:p>
          </table:table-cell>
          <table:table-cell office:value-type="string" calcext:value-type="string">
            <text:p>DEGUERRE</text:p>
          </table:table-cell>
          <table:table-cell office:value-type="string" calcext:value-type="string">
            <text:p>CLARENCE B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WER</text:p>
          </table:table-cell>
          <table:table-cell office:value-type="string" calcext:value-type="string">
            <text:p>WALTER REGINALD</text:p>
          </table:table-cell>
          <table:table-cell office:value-type="string" calcext:value-type="string">
            <text:p>MCDOUGALL</text:p>
          </table:table-cell>
          <table:table-cell office:value-type="string" calcext:value-type="string">
            <text:p>ARCHIBALD G</text:p>
          </table:table-cell>
          <table:table-cell office:value-type="float" office:value="687084" calcext:value-type="float">
            <text:p>687084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GODFREY</text:p>
          </table:table-cell>
          <table:table-cell office:value-type="float" office:value="406978" calcext:value-type="float">
            <text:p>406978</text:p>
          </table:table-cell>
          <table:table-cell office:value-type="string" calcext:value-type="string">
            <text:p>Lance Serj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YNES</text:p>
          </table:table-cell>
          <table:table-cell office:value-type="string" calcext:value-type="string">
            <text:p>JAMES ARTHUR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THOMAS</text:p>
          </table:table-cell>
          <table:table-cell office:value-type="float" office:value="152840" calcext:value-type="float">
            <text:p>152840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IRWIN FRANK</text:p>
          </table:table-cell>
          <table:table-cell office:value-type="string" calcext:value-type="string">
            <text:p>MCLELLAN</text:p>
          </table:table-cell>
          <table:table-cell office:value-type="string" calcext:value-type="string">
            <text:p>RODERICK</text:p>
          </table:table-cell>
          <table:table-cell office:value-type="float" office:value="153685" calcext:value-type="float">
            <text:p>153685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CHELL</text:p>
          </table:table-cell>
          <table:table-cell office:value-type="string" calcext:value-type="string">
            <text:p>JOSEPH CYRIL</text:p>
          </table:table-cell>
          <table:table-cell office:value-type="string" calcext:value-type="string">
            <text:p>MCCLURE</text:p>
          </table:table-cell>
          <table:table-cell office:value-type="string" calcext:value-type="string">
            <text:p>FIRMAN INGLIS</text:p>
          </table:table-cell>
          <table:table-cell office:value-type="float" office:value="2100651" calcext:value-type="float">
            <text:p>2100651</text:p>
          </table:table-cell>
          <table:table-cell office:value-type="string" calcext:value-type="string">
            <text:p>Signall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ARNOLD THEODORE</text:p>
          </table:table-cell>
          <table:table-cell office:value-type="string" calcext:value-type="string">
            <text:p>PAILTHORPE</text:p>
          </table:table-cell>
          <table:table-cell office:value-type="string" calcext:value-type="string">
            <text:p>CHARLES HERBERT</text:p>
          </table:table-cell>
          <table:table-cell office:value-type="float" office:value="171189" calcext:value-type="float">
            <text:p>171189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KE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HERBERT JOSEPH</text:p>
          </table:table-cell>
          <table:table-cell office:value-type="float" office:value="57969" calcext:value-type="float">
            <text:p>57969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ROWS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CROCKFORD</text:p>
          </table:table-cell>
          <table:table-cell office:value-type="string" calcext:value-type="string">
            <text:p>FREDERICK ALEX</text:p>
          </table:table-cell>
          <table:table-cell office:value-type="float" office:value="158059" calcext:value-type="float">
            <text:p>158059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YFORD</text:p>
          </table:table-cell>
          <table:table-cell office:value-type="string" calcext:value-type="string">
            <text:p>WILLIAM CHARLES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JAMES</text:p>
          </table:table-cell>
          <table:table-cell office:value-type="float" office:value="3032489" calcext:value-type="float">
            <text:p>30324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YRNES</text:p>
          </table:table-cell>
          <table:table-cell office:value-type="string" calcext:value-type="string">
            <text:p>JAMES ARTHUR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THOMAS</text:p>
          </table:table-cell>
          <table:table-cell office:value-type="float" office:value="152840" calcext:value-type="float">
            <text:p>152840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UY</text:p>
          </table:table-cell>
          <table:table-cell office:value-type="float" office:value="29156" calcext:value-type="float">
            <text:p>29156</text:p>
          </table:table-cell>
          <table:table-cell office:value-type="string" calcext:value-type="string">
            <text:p>Serje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MBERGE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ASH</text:p>
          </table:table-cell>
          <table:table-cell office:value-type="string" calcext:value-type="string">
            <text:p>DAVID</text:p>
          </table:table-cell>
          <table:table-cell office:value-type="float" office:value="2021031" calcext:value-type="float">
            <text:p>20210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UGH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TOM EMLYN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ANG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WILLIAM</text:p>
          </table:table-cell>
          <table:table-cell office:value-type="float" office:value="1004153" calcext:value-type="float">
            <text:p>10041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SAMUEL</text:p>
          </table:table-cell>
          <table:table-cell office:value-type="float" office:value="100046" calcext:value-type="float">
            <text:p>1000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YTH</text:p>
          </table:table-cell>
          <table:table-cell office:value-type="string" calcext:value-type="string">
            <text:p>WILLIAM ALLAN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HENRY</text:p>
          </table:table-cell>
          <table:table-cell office:value-type="float" office:value="270358" calcext:value-type="float">
            <text:p>270358</text:p>
          </table:table-cell>
          <table:table-cell office:value-type="string" calcext:value-type="string">
            <text:p>Air Mechanic 2nd Clas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YTH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PETER</text:p>
          </table:table-cell>
          <table:table-cell office:value-type="float" office:value="41644" calcext:value-type="float">
            <text:p>416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O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CKEOWN</text:p>
          </table:table-cell>
          <table:table-cell office:value-type="string" calcext:value-type="string">
            <text:p>STEPHEN</text:p>
          </table:table-cell>
          <table:table-cell office:value-type="float" office:value="24974" calcext:value-type="float">
            <text:p>24974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WELL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HOMAS FRANCIS</text:p>
          </table:table-cell>
          <table:table-cell office:value-type="float" office:value="3080450" calcext:value-type="float">
            <text:p>30804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FREDERICK AUGUSTUS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CHARLES</text:p>
          </table:table-cell>
          <table:table-cell office:value-type="float" office:value="57537" calcext:value-type="float">
            <text:p>57537</text:p>
          </table:table-cell>
          <table:table-cell office:value-type="string" calcext:value-type="string">
            <text:p>Riflem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HAROLD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STANLEY JAMES</text:p>
          </table:table-cell>
          <table:table-cell office:value-type="float" office:value="71545" calcext:value-type="float">
            <text:p>715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ELSON WILLIAM</text:p>
          </table:table-cell>
          <table:table-cell office:value-type="string" calcext:value-type="string">
            <text:p>ALLCROFT</text:p>
          </table:table-cell>
          <table:table-cell office:value-type="string" calcext:value-type="string">
            <text:p>ERNEST FREDERICK CHARLES</text:p>
          </table:table-cell>
          <table:table-cell office:value-type="float" office:value="273002" calcext:value-type="float">
            <text:p>273002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WILBUR WELLS</text:p>
          </table:table-cell>
          <table:table-cell office:value-type="string" calcext:value-type="string">
            <text:p>OSBORNE</text:p>
          </table:table-cell>
          <table:table-cell office:value-type="string" calcext:value-type="string">
            <text:p>FREDERICK W</text:p>
          </table:table-cell>
          <table:table-cell office:value-type="float" office:value="3032978" calcext:value-type="float">
            <text:p>30329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FRANCIS GORE</text:p>
          </table:table-cell>
          <table:table-cell office:value-type="string" calcext:value-type="string">
            <text:p>DAHL</text:p>
          </table:table-cell>
          <table:table-cell office:value-type="string" calcext:value-type="string">
            <text:p>HARRY CARL</text:p>
          </table:table-cell>
          <table:table-cell office:value-type="float" office:value="3215592" calcext:value-type="float">
            <text:p>32155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UNEL</text:p>
          </table:table-cell>
          <table:table-cell office:value-type="string" calcext:value-type="string">
            <text:p>EUGENE ARMAND</text:p>
          </table:table-cell>
          <table:table-cell office:value-type="string" calcext:value-type="string">
            <text:p>SIBTHORP</text:p>
          </table:table-cell>
          <table:table-cell office:value-type="string" calcext:value-type="string">
            <text:p>JOSIAH JAMES</text:p>
          </table:table-cell>
          <table:table-cell office:value-type="float" office:value="172297" calcext:value-type="float">
            <text:p>172297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LL</text:p>
          </table:table-cell>
          <table:table-cell office:value-type="string" calcext:value-type="string">
            <text:p>MARSHALL JOHN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DONALD</text:p>
          </table:table-cell>
          <table:table-cell office:value-type="float" office:value="171970" calcext:value-type="float">
            <text:p>171970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STEPHEN KENNEDY</text:p>
          </table:table-cell>
          <table:table-cell office:value-type="string" calcext:value-type="string">
            <text:p>PERSALL</text:p>
          </table:table-cell>
          <table:table-cell office:value-type="string" calcext:value-type="string">
            <text:p>EDWARD BLAKE</text:p>
          </table:table-cell>
          <table:table-cell office:value-type="float" office:value="270201" calcext:value-type="float">
            <text:p>270201</text:p>
          </table:table-cell>
          <table:table-cell office:value-type="string" calcext:value-type="string">
            <text:p>Air Mechanic 2nd Clas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JOHN HAROLD</text:p>
          </table:table-cell>
          <table:table-cell office:value-type="string" calcext:value-type="string">
            <text:p>DOHERTY</text:p>
          </table:table-cell>
          <table:table-cell office:value-type="string" calcext:value-type="string">
            <text:p>NELSON EARL</text:p>
          </table:table-cell>
          <table:table-cell office:value-type="float" office:value="270627" calcext:value-type="float">
            <text:p>270627</text:p>
          </table:table-cell>
          <table:table-cell office:value-type="string" calcext:value-type="string">
            <text:p>Air Mechan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YLES</text:p>
          </table:table-cell>
          <table:table-cell office:value-type="string" calcext:value-type="string">
            <text:p>WILLIAM ALBERT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THOMAS JOSEPH</text:p>
          </table:table-cell>
          <table:table-cell office:value-type="float" office:value="678382" calcext:value-type="float">
            <text:p>67838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WILLIAM TUPPER</text:p>
          </table:table-cell>
          <table:table-cell office:value-type="string" calcext:value-type="string">
            <text:p>SHERIFF</text:p>
          </table:table-cell>
          <table:table-cell office:value-type="string" calcext:value-type="string">
            <text:p>JOHN LEONARD</text:p>
          </table:table-cell>
          <table:table-cell office:value-type="float" office:value="435304" calcext:value-type="float">
            <text:p>435304</text:p>
          </table:table-cell>
          <table:table-cell office:value-type="string" calcext:value-type="string">
            <text:p>Flight Cad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LIN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ORDEROY</text:p>
          </table:table-cell>
          <table:table-cell office:value-type="string" calcext:value-type="string">
            <text:p>VICTOR CHARLES</text:p>
          </table:table-cell>
          <table:table-cell office:value-type="float" office:value="183212" calcext:value-type="float">
            <text:p>183212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WILLIAM JOHN</text:p>
          </table:table-cell>
          <table:table-cell office:value-type="string" calcext:value-type="string">
            <text:p>LYNES</text:p>
          </table:table-cell>
          <table:table-cell office:value-type="string" calcext:value-type="string">
            <text:p>JOSEPH PETE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PATRICK WILLIAM</text:p>
          </table:table-cell>
          <table:table-cell office:value-type="float" office:value="20837" calcext:value-type="float">
            <text:p>20837</text:p>
          </table:table-cell>
          <table:table-cell office:value-type="string" calcext:value-type="string">
            <text:p>Engine Room Artificer 2nd Clas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ETT</text:p>
          </table:table-cell>
          <table:table-cell office:value-type="string" calcext:value-type="string">
            <text:p>FRANCIS</text:p>
          </table:table-cell>
          <table:table-cell office:value-type="float" office:value="2692741" calcext:value-type="float">
            <text:p>269274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RRETT</text:p>
          </table:table-cell>
          <table:table-cell office:value-type="string" calcext:value-type="string">
            <text:p>WILLIAM SERPELL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HERBERT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RDSE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MADDICK</text:p>
          </table:table-cell>
          <table:table-cell office:value-type="string" calcext:value-type="string">
            <text:p>JOHN ALBERT</text:p>
          </table:table-cell>
          <table:table-cell office:value-type="float" office:value="552783" calcext:value-type="float">
            <text:p>552783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SE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ARDING</text:p>
          </table:table-cell>
          <table:table-cell office:value-type="string" calcext:value-type="string">
            <text:p>JOHN</text:p>
          </table:table-cell>
          <table:table-cell office:value-type="float" office:value="139009" calcext:value-type="float">
            <text:p>1390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ARLES HENRY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EDWIN LAUGHLIN</text:p>
          </table:table-cell>
          <table:table-cell office:value-type="float" office:value="19130" calcext:value-type="float">
            <text:p>191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CHARLES PILSWOR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DONALD GORDON</text:p>
          </table:table-cell>
          <table:table-cell office:value-type="float" office:value="174782" calcext:value-type="float">
            <text:p>1747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GGERSTAFF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ROPER</text:p>
          </table:table-cell>
          <table:table-cell office:value-type="string" calcext:value-type="string">
            <text:p>BENJAMIN</text:p>
          </table:table-cell>
          <table:table-cell office:value-type="float" office:value="875100" calcext:value-type="float">
            <text:p>8751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JAMES ANDREW</text:p>
          </table:table-cell>
          <table:table-cell office:value-type="string" calcext:value-type="string">
            <text:p>TAIT</text:p>
          </table:table-cell>
          <table:table-cell office:value-type="string" calcext:value-type="string">
            <text:p>RANDOLPH COMBE</text:p>
          </table:table-cell>
          <table:table-cell office:value-type="float" office:value="18830" calcext:value-type="float">
            <text:p>188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CK</text:p>
          </table:table-cell>
          <table:table-cell office:value-type="string" calcext:value-type="string">
            <text:p>CHARLES WILIAM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JOHN SELBOURNE</text:p>
          </table:table-cell>
          <table:table-cell office:value-type="float" office:value="300485" calcext:value-type="float">
            <text:p>30048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RKE</text:p>
          </table:table-cell>
          <table:table-cell office:value-type="string" calcext:value-type="string">
            <text:p>JOHN EDWARD</text:p>
          </table:table-cell>
          <table:table-cell office:value-type="string" calcext:value-type="string">
            <text:p>CHERRETT</text:p>
          </table:table-cell>
          <table:table-cell office:value-type="string" calcext:value-type="string">
            <text:p>THOMAS AUGUSTUS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Officer's Steward 1st Clas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YD</text:p>
          </table:table-cell>
          <table:table-cell office:value-type="string" calcext:value-type="string">
            <text:p>WILLIAM WILSON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CHARLES JOHNSTON</text:p>
          </table:table-cell>
          <table:table-cell office:value-type="float" office:value="116527" calcext:value-type="float">
            <text:p>11652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00:35:19.064349000</dc:date>
    <meta:editing-duration>PT13H28M53S</meta:editing-duration>
    <meta:editing-cycles>1</meta:editing-cycles>
    <meta:document-statistic meta:table-count="1" meta:cell-count="883" meta:object-count="0"/>
    <meta:generator>LibreOffice/4.4.4.3$MacOSX_X86_64 LibreOffice_project/2c39ebcf046445232b798108aa8a7e7d89552ea8</meta:generator>
  </office:meta>
</office:document-meta>
</file>